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RepositoryReport.create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RepositoryReport.setCache( Fil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sitoryReport.setXslfile( String xsl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sitoryReport.gendot( ResolutionCacheManager cache , String organisation , String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sitoryReport.setMatcher( String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sitoryReport.setXslext( String xsl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sitoryReport.get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sitoryReport.setOutputname( String output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sitoryReport.isXs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sitoryReport.getGraphStylePath( Fil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RepositoryReport.getOrganis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sitoryReport.gen( ResolutionCacheManager cache , String organisation , String module , String style , String 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vyRepositoryReport.getTodi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RepositoryReport.genreport( ResolutionCacheManager cache , String organisation , String modu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vyRepositoryReport.setTodir( File to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sitoryReport.doExecute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IvyRepositoryReport.is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sitoryReport.setBranch( String bran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sitoryReport.setOrganisation( String organis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sitoryReport.isGrap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sitoryReport.getXsl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sitoryReport.getDotStylePath( Fil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RepositoryReport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sitoryReport.setXsl( boolean xs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sitoryReport.get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sitoryReport.getBran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sitoryReport.setGraph( boolean grap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sitoryReport.setModule( String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sitoryReport.setRevision( String 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sitoryReport.getOutpu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sitoryReport.setXml( boolean 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sitoryReport.isD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sitoryReport.gengraph( ResolutionCacheManager cache , String organisation , String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RepositoryReport.setDot( boolean d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sitoryReport.getXsl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